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fo:font-size="10pt" style:font-size-asian="10pt" style:font-size-complex="10pt"/>
    </style:style>
    <style:style style:name="P3" style:family="paragraph" style:parent-style-name="Standard">
      <style:paragraph-properties fo:margin-top="0cm" fo:margin-bottom="0cm" style:contextual-spacing="false" fo:text-align="end" style:justify-single-word="false"/>
      <style:text-properties fo:font-size="10pt" officeooo:rsid="0007fb5d" officeooo:paragraph-rsid="0007fb5d" style:font-size-asian="10pt" style:font-size-complex="10pt"/>
    </style:style>
    <style:style style:name="P4" style:family="paragraph" style:parent-style-name="Standard">
      <style:paragraph-properties fo:margin-top="0cm" fo:margin-bottom="0cm" style:contextual-spacing="false" fo:text-align="end" style:justify-single-word="false"/>
      <style:text-properties fo:font-size="10pt" style:font-size-asian="10pt" style:font-size-complex="10pt"/>
    </style:style>
    <style:style style:name="P5" style:family="paragraph" style:parent-style-name="Standard">
      <style:paragraph-properties fo:margin-top="0cm" fo:margin-bottom="0cm" style:contextual-spacing="false" fo:line-height="200%"/>
      <style:text-properties fo:font-size="10pt" style:font-size-asian="10pt" style:font-size-complex="10pt"/>
    </style:style>
    <style:style style:name="P6" style:family="paragraph" style:parent-style-name="Standard">
      <style:paragraph-properties fo:margin-top="0cm" fo:margin-bottom="0cm" style:contextual-spacing="false" fo:line-height="150%"/>
      <style:text-properties fo:font-size="10pt" style:font-size-asian="10pt" style:font-size-complex="10pt"/>
    </style:style>
    <style:style style:name="P7" style:family="paragraph" style:parent-style-name="Standard">
      <style:text-properties fo:font-size="10pt" style:font-size-asian="10pt" style:font-size-complex="10pt"/>
    </style:style>
    <style:style style:name="P8" style:family="paragraph" style:parent-style-name="Standard">
      <style:paragraph-properties fo:margin-top="0cm" fo:margin-bottom="0.353cm" style:contextual-spacing="false" fo:line-height="115%"/>
      <style:text-properties fo:font-size="10pt" officeooo:paragraph-rsid="0007fb5d" style:font-size-asian="10pt" style:font-size-complex="10pt"/>
    </style:style>
    <style:style style:name="T1" style:family="text">
      <style:text-properties officeooo:rsid="0007fb5d"/>
    </style:style>
    <style:style style:name="T2" style:family="text">
      <style:text-properties style:font-name="Calibri" fo:font-size="11pt" fo:language="fr" fo:country="FR" style:text-underline-style="none" style:font-size-asian="11pt"/>
    </style:style>
    <style:style style:name="T3" style:family="text">
      <style:text-properties style:font-name="Calibri" fo:font-size="11pt" fo:language="fr" fo:country="FR" style:text-underline-style="none" officeooo:rsid="0007fb5d" style:font-size-asian="11pt"/>
    </style:style>
    <style:style style:name="T4" style:family="text">
      <style:text-properties style:font-name="Calibri" fo:language="fr" fo:country="FR" style:text-underline-style="none"/>
    </style:style>
    <style:style style:name="T5" style:family="text">
      <style:text-properties style:font-name="Calibri" fo:language="fr" fo:country="FR" style:text-underline-style="none" officeooo:rsid="0007fb5d"/>
    </style:style>
    <style:style style:name="T6" style:family="text">
      <style:text-properties officeooo:rsid="000882e6"/>
    </style:style>
    <style:style style:name="T7" style:family="text">
      <style:text-properties officeooo:rsid="000ba6a7"/>
    </style:style>
    <style:style style:name="T8" style:family="text">
      <style:text-properties fo:font-size="10pt" style:font-size-asian="10pt" style:font-size-complex="10pt"/>
    </style:style>
    <style:style style:name="T9" style:family="text">
      <style:text-properties officeooo:rsid="000e0b50"/>
    </style:style>
    <style:style style:name="T10" style:family="text">
      <style:text-properties officeooo:rsid="0015b3f4"/>
    </style:style>
    <style:style style:name="T11" style:family="text">
      <style:text-properties officeooo:rsid="0017a0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AN Florian</text:p>
      <text:p text:style-name="P2">12 CHEMIN DU BOIS COQUELIN</text:p>
      <text:p text:style-name="P2">44400 REZÉ</text:p>
      <text:p text:style-name="P2">+33 06 22 72 63 87</text:p>
      <text:p text:style-name="P1"><text:a xlink:type="simple" xlink:href="mailto:Florian.tranpro@gmail.com" text:style-name="Internet_20_link" text:visited-style-name="Visited_20_Internet_20_Link"><text:span text:style-name="Internet_20_link"><text:span text:style-name="T8">Florian.tranpro@gmail.com</text:span></text:span></text:a></text:p>
      <text:p text:style-name="P3">Olaps</text:p>
      <text:p text:style-name="P4">44800 Saint-Herblain </text:p>
      <text:p text:style-name="P4">Fait à <text:span text:style-name="T10">Nantes</text:span>, le <text:span text:style-name="T1">06</text:span>/<text:span text:style-name="T1">01</text:span>/202<text:span text:style-name="T1">3</text:span></text:p>
      <text:p text:style-name="P2"/>
      <text:p text:style-name="P2"/>
      <text:p text:style-name="P5">Objet : Candidature <text:span text:style-name="T1">pour le poste de Développeur informatique en stage</text:span></text:p>
      <text:p text:style-name="P5">Monsieur,</text:p>
      <text:p text:style-name="P6">Actuellement étudiant, je suis à la recherche <text:span text:style-name="T1">d’un stage, durant la période d</text:span><text:span text:style-name="T6">e 12 mois </text:span><text:span text:style-name="T1">, et</text:span> je suis vivement intéressé par le poste de <text:span text:style-name="T1">développeur informatique </text:span><text:span text:style-name="T6">en tant que stagiaire</text:span><text:span text:style-name="T1"> </text:span>que vous proposez, donc je vous soumets ma candidature pour ce même poste.</text:p>
      <text:p text:style-name="P6"/>
      <text:p text:style-name="P6">Déterminer, et sérieux son mes maîtres mots pour moi, je suis un travailleur polyvalent et autonome avec de bonnes facultés d’adaptation <text:span text:style-name="T1">notamment dans les environnements bruyant</text:span><text:span text:style-name="T6">s</text:span><text:span text:style-name="T1"> </text:span>et de l’énergie à revendre, <text:span text:style-name="T6">donc votre entreprise m’a tout de suite attiré</text:span>. <text:span text:style-name="T1">Ensuite je possède une appétence pour </text:span><text:span text:style-name="T6">le développement informatique notamment la Data Science ainsi que des connaissances en développement de base de données grâce à mes connaissances en python et SQL. Enfin, je sais plus que me débrouillé en Excel</text:span>. Je souhaite me joindre à votre entreprise afin de pouvoir faire part de mes compétences. Je suis plus que prêt à m’investir pleinement dans les tâches que vous allez me proposer. <text:span text:style-name="T7">Ma plus grande difficulté technique est d’arriv</text:span><text:span text:style-name="T9">er</text:span><text:span text:style-name="T7"> dans une nouvelle entreprise avec une mission complètement nouvelle et d’avoir des difficultés, la solution trouvé était pour moi de pos</text:span><text:span text:style-name="T9">er</text:span><text:span text:style-name="T7"> beaucoup de questions au autre employés et de les observés.</text:span></text:p>
      <text:p text:style-name="P6"/>
      <text:p text:style-name="P6">Je suis actuellement étudiant en informatique en <text:span text:style-name="T11">deuxième </text:span>année de mon BUT/IUT Informatique de Nantes . J’ai eu l’occasion de faire plusieurs stages en entreprise par exemple dans une petite entreprise de conception d’objet mais aussi dans une plus grande entreprise nommée ITECOM. Au long de ma carrière j’ai aussi travaillé en tant qu’intérimaire dans le déménagement, <text:span text:style-name="T1">l’emballage...</text:span>, mais aussi dans la garde d’enfants. Et j’ai validé les missions qu’on m’a confiées avec succès.</text:p>
      <text:p text:style-name="P6"/>
      <text:p text:style-name="P7">Dans l’attente de votre réponse je suis ouvert à toute demande de votre part nécessaire à mon dossier.</text:p>
      <text:p text:style-name="P8"><text:span text:style-name="T4"/></text:p>
      <text:p text:style-name="P8"><text:span text:style-name="T4">En vous remerciant de l’intérêt que, je l'espère, vous voudrez bien vous r</text:span><text:span text:style-name="T5">é</text:span><text:span text:style-name="T4">serv</text:span><text:span text:style-name="T5">ez</text:span><text:span text:style-name="T4"> à ma candidature, je vous pris de croire, <text:s/>à l'assurance de mes respectueuse salutations.</text:span></text:p>
      <text:p text:style-name="Standard">Florian TR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TRAN Florian</meta:initial-creator>
    <meta:editing-cycles>12</meta:editing-cycles>
    <meta:print-date>2022-06-24T14:40:00</meta:print-date>
    <meta:creation-date>2022-06-23T13:05:00</meta:creation-date>
    <dc:date>2023-01-06T17:18:46.336000000</dc:date>
    <meta:editing-duration>PT4H31M35S</meta:editing-duration>
    <meta:generator>LibreOffice/7.3.4.2$Windows_X86_64 LibreOffice_project/728fec16bd5f605073805c3c9e7c4212a0120dc5</meta:generator>
    <meta:document-statistic meta:table-count="0" meta:image-count="0" meta:object-count="0" meta:page-count="1" meta:paragraph-count="16" meta:word-count="349" meta:character-count="2180" meta:non-whitespace-character-count="1845"/>
    <meta:user-defined meta:name="AppVersion">16.0000</meta:user-defined>
    <meta:template xlink:type="simple" xlink:actuate="onRequest" xlink:title="Normal" xlink:href=""/>
  </office:meta>
</office:document-meta>
</file>